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E54]" office:value-type="float" office:value="73" calcext:value-type="float">
            <text:p>73</text:p>
          </table:table-cell>
          <table:table-cell table:formula="of:=[.D75]-40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.00.0000</text:date>, <text:time style:data-style-name="N2" text:time-value="20:12:38.95961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10-17T20:12:50.714689669</dc:date>
    <meta:editing-duration>P1DT1H45M17S</meta:editing-duration>
    <meta:editing-cycles>178</meta:editing-cycles>
    <meta:document-statistic meta:table-count="1" meta:cell-count="164" meta:object-count="0"/>
  </office:meta>
</office:document-meta>
</file>